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tyle mathvariant="sans-serif">
                    <mstyle mathsize="100%">
                      <mstyle mathvariant="bold">
                        <mi>Q</mi>
                      </mstyle>
                    </mstyle>
                  </mstyle>
                  <mi mathvariant="normal">∣</mi>
                  <mstyle mathvariant="italic">
                    <mtext>fermion</mtext>
                  </mstyle>
                  <mi mathvariant="normal">〉</mi>
                </mrow>
              </mtd>
              <mtd>
                <mi mathvariant="normal">@</mi>
              </mtd>
              <mtd>
                <mrow>
                  <mi mathvariant="normal">∣</mi>
                  <mstyle mathvariant="italic">
                    <mtext>boson</mtext>
                  </mstyle>
                  <mi mathvariant="normal">〉</mi>
                </mrow>
              </mtd>
            </mtr>
            <mtr>
              <mtd>
                <mrow>
                  <mstyle mathvariant="sans-serif">
                    <mstyle mathsize="100%">
                      <mstyle mathvariant="bold">
                        <mi>Q</mi>
                      </mstyle>
                    </mstyle>
                  </mstyle>
                  <mi mathvariant="normal">∣</mi>
                  <mstyle mathvariant="italic">
                    <mtext>boson</mtext>
                  </mstyle>
                  <mi mathvariant="normal">〉</mi>
                </mrow>
              </mtd>
              <mtd>
                <mi mathvariant="normal">@</mi>
              </mtd>
              <mtd>
                <mrow>
                  <mi mathvariant="normal">∣</mi>
                  <mstyle mathvariant="italic">
                    <mtext>fermion</mtext>
                  </mstyle>
                  <mi mathvariant="normal">〉</mi>
                </mrow>
              </mtd>
            </mtr>
          </mtable>
        </mrow>
        <mo fence="true" stretchy="true">]</mo>
      </mrow>
      <mo stretchy="false">⇒</mo>
      <mrow>
        <msubsup>
          <mi>m</mi>
          <mtext>f</mtext>
          <mn>2</mn>
        </msubsup>
        <mo stretchy="false">=</mo>
        <msubsup>
          <mi>m</mi>
          <mtext>b</mtext>
          <mn>2</mn>
        </msubsup>
      </mrow>
    </mrow>
    <annotation encoding="StarMath 5.0">left[ matrix{  
font sans size *1 bold{Q} %Ux2223 italic "fermion" %Ux232A # %UxE111 # %Ux2223 italic"boson" %Ux232A                 ##
font sans size *1 bold{Q}  %Ux2223 italic "boson" %Ux232A  # %UxE111 # %Ux2223 italic "fermion"  %Ux232A 
} right]
  
 drarrow  m^{2}_{"f"} = m^{2}_{"b"} 


 

    </annotation>
  </semantics>
</math>
</file>